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204cm" svg:y="0.1cm">
            <draw:object draw:notify-on-update-of-ranges="Sheet1.E1:Sheet1.E1 Sheet1.E2:Sheet1.E1378 Sheet1.J1:Sheet1.J1 Sheet1.J2:Sheet1.J137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POSZ</text:p>
          </table:table-cell>
          <table:table-cell office:value-type="string" calcext:value-type="string">
            <text:p>POSA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V23</text:p>
          </table:table-cell>
          <table:table-cell/>
          <table:table-cell office:value-type="string" calcext:value-type="string">
            <text:p>V10</text:p>
          </table:table-cell>
          <table:table-cell office:value-type="string" calcext:value-type="string">
            <text:p>Con Botella</text:p>
          </table:table-cell>
          <table:table-cell office:value-type="string" calcext:value-type="string">
            <text:p>V10_sinfiltro</text:p>
          </table:table-cell>
          <table:table-cell office:value-type="string" calcext:value-type="string">
            <text:p>S/B Sin Filtr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6" calcext:value-type="float">
            <text:p>466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5" calcext:value-type="float">
            <text:p>465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6" calcext:value-type="float">
            <text:p>586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65" calcext:value-type="float">
            <text:p>465</text:p>
          </table:table-cell>
          <table:table-cell office:value-type="float" office:value="462" calcext:value-type="float">
            <text:p>462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63" calcext:value-type="float">
            <text:p>463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63" calcext:value-type="float">
            <text:p>463</text:p>
          </table:table-cell>
          <table:table-cell office:value-type="float" office:value="460" calcext:value-type="float">
            <text:p>46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63" calcext:value-type="float">
            <text:p>463</text:p>
          </table:table-cell>
          <table:table-cell office:value-type="float" office:value="461" calcext:value-type="float">
            <text:p>461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5" calcext:value-type="float">
            <text:p>465</text:p>
          </table:table-cell>
          <table:table-cell office:value-type="float" office:value="462" calcext:value-type="float">
            <text:p>4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62" calcext:value-type="float">
            <text:p>462</text:p>
          </table:table-cell>
          <table:table-cell office:value-type="float" office:value="469" calcext:value-type="float">
            <text:p>46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0" calcext:value-type="float">
            <text:p>470</text:p>
          </table:table-cell>
          <table:table-cell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office:value-type="float" office:value="462" calcext:value-type="float">
            <text:p>46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7" calcext:value-type="float">
            <text:p>467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9" calcext:value-type="float">
            <text:p>469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6" calcext:value-type="float">
            <text:p>466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6" calcext:value-type="float">
            <text:p>466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66" calcext:value-type="float">
            <text:p>466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65" calcext:value-type="float">
            <text:p>465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68" calcext:value-type="float">
            <text:p>468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9" calcext:value-type="float">
            <text:p>469</text:p>
          </table:table-cell>
          <table:table-cell office:value-type="float" office:value="459" calcext:value-type="float">
            <text:p>459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8" calcext:value-type="float">
            <text:p>468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64" calcext:value-type="float">
            <text:p>464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66" calcext:value-type="float">
            <text:p>466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69" calcext:value-type="float">
            <text:p>469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0" calcext:value-type="float">
            <text:p>470</text:p>
          </table:table-cell>
          <table:table-cell office:value-type="float" office:value="449" calcext:value-type="float">
            <text:p>449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69" calcext:value-type="float">
            <text:p>469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2" calcext:value-type="float">
            <text:p>472</text:p>
          </table:table-cell>
          <table:table-cell office:value-type="float" office:value="465" calcext:value-type="float">
            <text:p>46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9" calcext:value-type="float">
            <text:p>469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461" calcext:value-type="float">
            <text:p>461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70" calcext:value-type="float">
            <text:p>470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5" calcext:value-type="float">
            <text:p>465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1" calcext:value-type="float">
            <text:p>471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0" calcext:value-type="float">
            <text:p>470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9" calcext:value-type="float">
            <text:p>469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1" calcext:value-type="float">
            <text:p>471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0" calcext:value-type="float">
            <text:p>470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2" calcext:value-type="float">
            <text:p>472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1" calcext:value-type="float">
            <text:p>471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0" calcext:value-type="float">
            <text:p>470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0" calcext:value-type="float">
            <text:p>470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2" calcext:value-type="float">
            <text:p>472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0" calcext:value-type="float">
            <text:p>470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3" calcext:value-type="float">
            <text:p>473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7" calcext:value-type="float">
            <text:p>477</text:p>
          </table:table-cell>
          <table:table-cell office:value-type="float" office:value="462" calcext:value-type="float">
            <text:p>462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3" calcext:value-type="float">
            <text:p>473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0" calcext:value-type="float">
            <text:p>470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3" calcext:value-type="float">
            <text:p>473</text:p>
          </table:table-cell>
          <table:table-cell office:value-type="float" office:value="462" calcext:value-type="float">
            <text:p>462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64" calcext:value-type="float">
            <text:p>464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0" calcext:value-type="float">
            <text:p>470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2" calcext:value-type="float">
            <text:p>472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2" calcext:value-type="float">
            <text:p>472</text:p>
          </table:table-cell>
          <table:table-cell office:value-type="float" office:value="452" calcext:value-type="float">
            <text:p>45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2" calcext:value-type="float">
            <text:p>472</text:p>
          </table:table-cell>
          <table:table-cell office:value-type="float" office:value="462" calcext:value-type="float">
            <text:p>46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0" calcext:value-type="float">
            <text:p>470</text:p>
          </table:table-cell>
          <table:table-cell office:value-type="float" office:value="456" calcext:value-type="float">
            <text:p>4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60" calcext:value-type="float">
            <text:p>46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64" calcext:value-type="float">
            <text:p>46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3" calcext:value-type="float">
            <text:p>473</text:p>
          </table:table-cell>
          <table:table-cell office:value-type="float" office:value="454" calcext:value-type="float">
            <text:p>454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0" calcext:value-type="float">
            <text:p>470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4" calcext:value-type="float">
            <text:p>474</text:p>
          </table:table-cell>
          <table:table-cell office:value-type="float" office:value="453" calcext:value-type="float">
            <text:p>45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3" calcext:value-type="float">
            <text:p>473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462" calcext:value-type="float">
            <text:p>46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2" calcext:value-type="float">
            <text:p>472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63" calcext:value-type="float">
            <text:p>46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3" calcext:value-type="float">
            <text:p>473</text:p>
          </table:table-cell>
          <table:table-cell office:value-type="float" office:value="454" calcext:value-type="float">
            <text:p>454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4" calcext:value-type="float">
            <text:p>474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4" calcext:value-type="float">
            <text:p>474</text:p>
          </table:table-cell>
          <table:table-cell office:value-type="float" office:value="452" calcext:value-type="float">
            <text:p>45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66" calcext:value-type="float">
            <text:p>466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3" calcext:value-type="float">
            <text:p>473</text:p>
          </table:table-cell>
          <table:table-cell office:value-type="float" office:value="453" calcext:value-type="float">
            <text:p>453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5" calcext:value-type="float">
            <text:p>475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69" calcext:value-type="float">
            <text:p>469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2" calcext:value-type="float">
            <text:p>472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3" calcext:value-type="float">
            <text:p>45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4" calcext:value-type="float">
            <text:p>474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3" calcext:value-type="float">
            <text:p>473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3" calcext:value-type="float">
            <text:p>45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4" calcext:value-type="float">
            <text:p>474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4" calcext:value-type="float">
            <text:p>474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1" calcext:value-type="float">
            <text:p>45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3" calcext:value-type="float">
            <text:p>473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2" calcext:value-type="float">
            <text:p>45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0" calcext:value-type="float">
            <text:p>470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4" calcext:value-type="float">
            <text:p>484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3" calcext:value-type="float">
            <text:p>473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4" calcext:value-type="float">
            <text:p>474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66" calcext:value-type="float">
            <text:p>46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5" calcext:value-type="float">
            <text:p>475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2" calcext:value-type="float">
            <text:p>472</text:p>
          </table:table-cell>
          <table:table-cell office:value-type="float" office:value="453" calcext:value-type="float">
            <text:p>453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62" calcext:value-type="float">
            <text:p>462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3" calcext:value-type="float">
            <text:p>473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1" calcext:value-type="float">
            <text:p>481</text:p>
          </table:table-cell>
          <table:table-cell office:value-type="float" office:value="461" calcext:value-type="float">
            <text:p>461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4" calcext:value-type="float">
            <text:p>484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5" calcext:value-type="float">
            <text:p>475</text:p>
          </table:table-cell>
          <table:table-cell office:value-type="float" office:value="453" calcext:value-type="float">
            <text:p>45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2" calcext:value-type="float">
            <text:p>482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63" calcext:value-type="float">
            <text:p>463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7" calcext:value-type="float">
            <text:p>477</text:p>
          </table:table-cell>
          <table:table-cell office:value-type="float" office:value="454" calcext:value-type="float">
            <text:p>454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4" calcext:value-type="float">
            <text:p>484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3" calcext:value-type="float">
            <text:p>453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80" calcext:value-type="float">
            <text:p>480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1" calcext:value-type="float">
            <text:p>481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475" calcext:value-type="float">
            <text:p>475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69" calcext:value-type="float">
            <text:p>46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5" calcext:value-type="float">
            <text:p>485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62" calcext:value-type="float">
            <text:p>46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64" calcext:value-type="float">
            <text:p>46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62" calcext:value-type="float">
            <text:p>46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63" calcext:value-type="float">
            <text:p>463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468" calcext:value-type="float">
            <text:p>46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5" calcext:value-type="float">
            <text:p>475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2" calcext:value-type="float">
            <text:p>482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62" calcext:value-type="float">
            <text:p>46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2" calcext:value-type="float">
            <text:p>482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64" calcext:value-type="float">
            <text:p>46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1" calcext:value-type="float">
            <text:p>45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81" calcext:value-type="float">
            <text:p>481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67" calcext:value-type="float">
            <text:p>467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2" calcext:value-type="float">
            <text:p>482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9" calcext:value-type="float">
            <text:p>479</text:p>
          </table:table-cell>
          <table:table-cell office:value-type="float" office:value="466" calcext:value-type="float">
            <text:p>46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63" calcext:value-type="float">
            <text:p>46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66" calcext:value-type="float">
            <text:p>46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4" calcext:value-type="float">
            <text:p>484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1" calcext:value-type="float">
            <text:p>481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2" calcext:value-type="float">
            <text:p>46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6" calcext:value-type="float">
            <text:p>486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62" calcext:value-type="float">
            <text:p>46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64" calcext:value-type="float">
            <text:p>46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3" calcext:value-type="float">
            <text:p>4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5" calcext:value-type="float">
            <text:p>485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5" calcext:value-type="float">
            <text:p>485</text:p>
          </table:table-cell>
          <table:table-cell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3" calcext:value-type="float">
            <text:p>4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7" calcext:value-type="float">
            <text:p>477</text:p>
          </table:table-cell>
          <table:table-cell office:value-type="float" office:value="462" calcext:value-type="float">
            <text:p>46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6" calcext:value-type="float">
            <text:p>486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62" calcext:value-type="float">
            <text:p>46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81" calcext:value-type="float">
            <text:p>481</text:p>
          </table:table-cell>
          <table:table-cell office:value-type="float" office:value="459" calcext:value-type="float">
            <text:p>45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1" calcext:value-type="float">
            <text:p>481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1" calcext:value-type="float">
            <text:p>481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9" calcext:value-type="float">
            <text:p>479</text:p>
          </table:table-cell>
          <table:table-cell office:value-type="float" office:value="452" calcext:value-type="float">
            <text:p>452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6" calcext:value-type="float">
            <text:p>46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5" calcext:value-type="float">
            <text:p>45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4" calcext:value-type="float">
            <text:p>60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1" calcext:value-type="float">
            <text:p>481</text:p>
          </table:table-cell>
          <table:table-cell office:value-type="float" office:value="465" calcext:value-type="float">
            <text:p>465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1" calcext:value-type="float">
            <text:p>481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62" calcext:value-type="float">
            <text:p>4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1" calcext:value-type="float">
            <text:p>481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69" calcext:value-type="float">
            <text:p>46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61" calcext:value-type="float">
            <text:p>46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2" calcext:value-type="float">
            <text:p>482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5" calcext:value-type="float">
            <text:p>485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4" calcext:value-type="float">
            <text:p>45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2" calcext:value-type="float">
            <text:p>472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3" calcext:value-type="float">
            <text:p>483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69" calcext:value-type="float">
            <text:p>46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3" calcext:value-type="float">
            <text:p>483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1" calcext:value-type="float">
            <text:p>481</text:p>
          </table:table-cell>
          <table:table-cell office:value-type="float" office:value="454" calcext:value-type="float">
            <text:p>45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office:value-type="float" office:value="460" calcext:value-type="float">
            <text:p>460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62" calcext:value-type="float">
            <text:p>462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61" calcext:value-type="float">
            <text:p>461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1" calcext:value-type="float">
            <text:p>45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2" calcext:value-type="float">
            <text:p>482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2" calcext:value-type="float">
            <text:p>482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5" calcext:value-type="float">
            <text:p>585</text:p>
          </table:table-cell>
          <table:table-cell office:value-type="float" office:value="481" calcext:value-type="float">
            <text:p>481</text:p>
          </table:table-cell>
          <table:table-cell office:value-type="float" office:value="455" calcext:value-type="float">
            <text:p>455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1" calcext:value-type="float">
            <text:p>481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81" calcext:value-type="float">
            <text:p>481</text:p>
          </table:table-cell>
          <table:table-cell office:value-type="float" office:value="460" calcext:value-type="float">
            <text:p>460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0557" calcext:value-type="float">
            <text:p>1055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2" calcext:value-type="float">
            <text:p>452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3" calcext:value-type="float">
            <text:p>473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9" calcext:value-type="float">
            <text:p>459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86" calcext:value-type="float">
            <text:p>486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5" calcext:value-type="float">
            <text:p>485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65" calcext:value-type="float">
            <text:p>465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9" calcext:value-type="float">
            <text:p>479</text:p>
          </table:table-cell>
          <table:table-cell office:value-type="float" office:value="453" calcext:value-type="float">
            <text:p>453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8" calcext:value-type="float">
            <text:p>488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64" calcext:value-type="float">
            <text:p>46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62" calcext:value-type="float">
            <text:p>46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8" calcext:value-type="float">
            <text:p>588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64" calcext:value-type="float">
            <text:p>464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50" calcext:value-type="float">
            <text:p>45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2" calcext:value-type="float">
            <text:p>482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62" calcext:value-type="float">
            <text:p>462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4" calcext:value-type="float">
            <text:p>484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2" calcext:value-type="float">
            <text:p>472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2" calcext:value-type="float">
            <text:p>482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62" calcext:value-type="float">
            <text:p>46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62" calcext:value-type="float">
            <text:p>4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7" calcext:value-type="float">
            <text:p>477</text:p>
          </table:table-cell>
          <table:table-cell office:value-type="float" office:value="465" calcext:value-type="float">
            <text:p>465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3" calcext:value-type="float">
            <text:p>45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61" calcext:value-type="float">
            <text:p>46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3" calcext:value-type="float">
            <text:p>483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2" calcext:value-type="float">
            <text:p>45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66" calcext:value-type="float">
            <text:p>46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3" calcext:value-type="float">
            <text:p>483</text:p>
          </table:table-cell>
          <table:table-cell office:value-type="float" office:value="453" calcext:value-type="float">
            <text:p>45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65" calcext:value-type="float">
            <text:p>46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7" calcext:value-type="float">
            <text:p>587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2" calcext:value-type="float">
            <text:p>482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041" calcext:value-type="float">
            <text:p>13041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1" calcext:value-type="float">
            <text:p>471</text:p>
          </table:table-cell>
          <table:table-cell office:value-type="float" office:value="456" calcext:value-type="float">
            <text:p>456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4" calcext:value-type="float">
            <text:p>484</text:p>
          </table:table-cell>
          <table:table-cell office:value-type="float" office:value="457" calcext:value-type="float">
            <text:p>457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1" calcext:value-type="float">
            <text:p>481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9" calcext:value-type="float">
            <text:p>479</text:p>
          </table:table-cell>
          <table:table-cell office:value-type="float" office:value="460" calcext:value-type="float">
            <text:p>46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0" calcext:value-type="float">
            <text:p>58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4" calcext:value-type="float">
            <text:p>454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89" calcext:value-type="float">
            <text:p>589</text:p>
          </table:table-cell>
          <table:table-cell office:value-type="float" office:value="471" calcext:value-type="float">
            <text:p>471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4" calcext:value-type="float">
            <text:p>484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60" calcext:value-type="float">
            <text:p>46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2" calcext:value-type="float">
            <text:p>482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84" calcext:value-type="float">
            <text:p>484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3" calcext:value-type="float">
            <text:p>483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3" calcext:value-type="float">
            <text:p>453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4" calcext:value-type="float">
            <text:p>484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4" calcext:value-type="float">
            <text:p>454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3" calcext:value-type="float">
            <text:p>4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459" calcext:value-type="float">
            <text:p>459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81" calcext:value-type="float">
            <text:p>481</text:p>
          </table:table-cell>
          <table:table-cell office:value-type="float" office:value="460" calcext:value-type="float">
            <text:p>46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4" calcext:value-type="float">
            <text:p>474</text:p>
          </table:table-cell>
          <table:table-cell office:value-type="float" office:value="450" calcext:value-type="float">
            <text:p>45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3" calcext:value-type="float">
            <text:p>473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5" calcext:value-type="float">
            <text:p>605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1" calcext:value-type="float">
            <text:p>481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283" calcext:value-type="float">
            <text:p>14283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60" calcext:value-type="float">
            <text:p>46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2" calcext:value-type="float">
            <text:p>482</text:p>
          </table:table-cell>
          <table:table-cell office:value-type="float" office:value="457" calcext:value-type="float">
            <text:p>457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1" calcext:value-type="float">
            <text:p>481</text:p>
          </table:table-cell>
          <table:table-cell office:value-type="float" office:value="453" calcext:value-type="float">
            <text:p>453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80" calcext:value-type="float">
            <text:p>480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2" calcext:value-type="float">
            <text:p>482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9" calcext:value-type="float">
            <text:p>45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4904" calcext:value-type="float">
            <text:p>14904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5" calcext:value-type="float">
            <text:p>605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2" calcext:value-type="float">
            <text:p>472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3" calcext:value-type="float">
            <text:p>453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1" calcext:value-type="float">
            <text:p>45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2" calcext:value-type="float">
            <text:p>482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7" calcext:value-type="float">
            <text:p>457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3" calcext:value-type="float">
            <text:p>45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5" calcext:value-type="float">
            <text:p>475</text:p>
          </table:table-cell>
          <table:table-cell office:value-type="float" office:value="450" calcext:value-type="float">
            <text:p>450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9" calcext:value-type="float">
            <text:p>479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5" calcext:value-type="float">
            <text:p>475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6" calcext:value-type="float">
            <text:p>486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5" calcext:value-type="float">
            <text:p>475</text:p>
          </table:table-cell>
          <table:table-cell office:value-type="float" office:value="457" calcext:value-type="float">
            <text:p>4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6" calcext:value-type="float">
            <text:p>476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0" calcext:value-type="float">
            <text:p>45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3" calcext:value-type="float">
            <text:p>4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62" calcext:value-type="float">
            <text:p>46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3" calcext:value-type="float">
            <text:p>4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4" calcext:value-type="float">
            <text:p>484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4" calcext:value-type="float">
            <text:p>45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0" calcext:value-type="float">
            <text:p>450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2" calcext:value-type="float">
            <text:p>45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81" calcext:value-type="float">
            <text:p>481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2" calcext:value-type="float">
            <text:p>482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4" calcext:value-type="float">
            <text:p>454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9" calcext:value-type="float">
            <text:p>479</text:p>
          </table:table-cell>
          <table:table-cell office:value-type="float" office:value="453" calcext:value-type="float">
            <text:p>4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1" calcext:value-type="float">
            <text:p>481</text:p>
          </table:table-cell>
          <table:table-cell office:value-type="float" office:value="460" calcext:value-type="float">
            <text:p>46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1" calcext:value-type="float">
            <text:p>481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0" calcext:value-type="float">
            <text:p>45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475" calcext:value-type="float">
            <text:p>475</text:p>
          </table:table-cell>
          <table:table-cell office:value-type="float" office:value="459" calcext:value-type="float">
            <text:p>459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2" calcext:value-type="float">
            <text:p>452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2" calcext:value-type="float">
            <text:p>602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8" calcext:value-type="float">
            <text:p>478</text:p>
          </table:table-cell>
          <table:table-cell office:value-type="float" office:value="453" calcext:value-type="float">
            <text:p>453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453" calcext:value-type="float">
            <text:p>453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4" calcext:value-type="float">
            <text:p>604</text:p>
          </table:table-cell>
          <table:table-cell office:value-type="float" office:value="480" calcext:value-type="float">
            <text:p>480</text:p>
          </table:table-cell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4" calcext:value-type="float">
            <text:p>604</text:p>
          </table:table-cell>
          <table:table-cell office:value-type="float" office:value="480" calcext:value-type="float">
            <text:p>480</text:p>
          </table:table-cell>
          <table:table-cell office:value-type="float" office:value="453" calcext:value-type="float">
            <text:p>453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477" calcext:value-type="float">
            <text:p>477</text:p>
          </table:table-cell>
          <table:table-cell office:value-type="float" office:value="454" calcext:value-type="float">
            <text:p>454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8" calcext:value-type="float">
            <text:p>488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3" calcext:value-type="float">
            <text:p>453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1" calcext:value-type="float">
            <text:p>481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3" calcext:value-type="float">
            <text:p>593</text:p>
          </table:table-cell>
          <table:table-cell office:value-type="float" office:value="479" calcext:value-type="float">
            <text:p>479</text:p>
          </table:table-cell>
          <table:table-cell office:value-type="float" office:value="454" calcext:value-type="float">
            <text:p>454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53" calcext:value-type="float">
            <text:p>4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1" calcext:value-type="float">
            <text:p>451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4" calcext:value-type="float">
            <text:p>604</text:p>
          </table:table-cell>
          <table:table-cell office:value-type="float" office:value="478" calcext:value-type="float">
            <text:p>478</text:p>
          </table:table-cell>
          <table:table-cell office:value-type="float" office:value="452" calcext:value-type="float">
            <text:p>45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9" calcext:value-type="float">
            <text:p>479</text:p>
          </table:table-cell>
          <table:table-cell office:value-type="float" office:value="451" calcext:value-type="float">
            <text:p>451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2" calcext:value-type="float">
            <text:p>45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4" calcext:value-type="float">
            <text:p>594</text:p>
          </table:table-cell>
          <table:table-cell office:value-type="float" office:value="479" calcext:value-type="float">
            <text:p>479</text:p>
          </table:table-cell>
          <table:table-cell office:value-type="float" office:value="451" calcext:value-type="float">
            <text:p>451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7" calcext:value-type="float">
            <text:p>477</text:p>
          </table:table-cell>
          <table:table-cell office:value-type="float" office:value="458" calcext:value-type="float">
            <text:p>45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83" calcext:value-type="float">
            <text:p>483</text:p>
          </table:table-cell>
          <table:table-cell office:value-type="float" office:value="450" calcext:value-type="float">
            <text:p>45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52" calcext:value-type="float">
            <text:p>452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9" calcext:value-type="float">
            <text:p>479</text:p>
          </table:table-cell>
          <table:table-cell office:value-type="float" office:value="451" calcext:value-type="float">
            <text:p>451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8" calcext:value-type="float">
            <text:p>478</text:p>
          </table:table-cell>
          <table:table-cell office:value-type="float" office:value="453" calcext:value-type="float">
            <text:p>453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3" calcext:value-type="float">
            <text:p>603</text:p>
          </table:table-cell>
          <table:table-cell office:value-type="float" office:value="481" calcext:value-type="float">
            <text:p>481</text:p>
          </table:table-cell>
          <table:table-cell office:value-type="float" office:value="453" calcext:value-type="float">
            <text:p>45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8" calcext:value-type="float">
            <text:p>478</text:p>
          </table:table-cell>
          <table:table-cell office:value-type="float" office:value="456" calcext:value-type="float">
            <text:p>45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81" calcext:value-type="float">
            <text:p>481</text:p>
          </table:table-cell>
          <table:table-cell office:value-type="float" office:value="452" calcext:value-type="float">
            <text:p>452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86" calcext:value-type="float">
            <text:p>486</text:p>
          </table:table-cell>
          <table:table-cell office:value-type="float" office:value="452" calcext:value-type="float">
            <text:p>45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2" calcext:value-type="float">
            <text:p>452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2" calcext:value-type="float">
            <text:p>482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6" calcext:value-type="float">
            <text:p>486</text:p>
          </table:table-cell>
          <table:table-cell office:value-type="float" office:value="451" calcext:value-type="float">
            <text:p>451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2" calcext:value-type="float">
            <text:p>482</text:p>
          </table:table-cell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2" calcext:value-type="float">
            <text:p>452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  <table:table-cell office:value-type="float" office:value="476" calcext:value-type="float">
            <text:p>476</text:p>
          </table:table-cell>
          <table:table-cell office:value-type="float" office:value="452" calcext:value-type="float">
            <text:p>45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454" calcext:value-type="float">
            <text:p>454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479" calcext:value-type="float">
            <text:p>479</text:p>
          </table:table-cell>
          <table:table-cell office:value-type="float" office:value="453" calcext:value-type="float">
            <text:p>45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5" calcext:value-type="float">
            <text:p>485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7" calcext:value-type="float">
            <text:p>597</text:p>
          </table:table-cell>
          <table:table-cell office:value-type="float" office:value="487" calcext:value-type="float">
            <text:p>487</text:p>
          </table:table-cell>
          <table:table-cell office:value-type="float" office:value="454" calcext:value-type="float">
            <text:p>45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5" calcext:value-type="float">
            <text:p>595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79" calcext:value-type="float">
            <text:p>479</text:p>
          </table:table-cell>
          <table:table-cell office:value-type="float" office:value="452" calcext:value-type="float">
            <text:p>452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5100" calcext:value-type="float">
            <text:p>5100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  <table:table-cell office:value-type="float" office:value="480" calcext:value-type="float">
            <text:p>480</text:p>
          </table:table-cell>
          <table:table-cell office:value-type="float" office:value="456" calcext:value-type="float">
            <text:p>456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599" calcext:value-type="float">
            <text:p>5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7:11:16.679895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1T17:12:59.407471683</dc:date>
    <dc:creator>Víctor García</dc:creator>
    <meta:generator>LibreOffice/4.2.7.2$Linux_X86_64 LibreOffice_project/420m0$Build-2</meta:generator>
    <meta:editing-duration>P0D</meta:editing-duration>
    <meta:editing-cycles>1</meta:editing-cycles>
    <meta:document-statistic meta:table-count="1" meta:cell-count="137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Sheet1.E1:Sheet1.E1378 Sheet1.J1:Sheet1.J1378" chart:data-source-has-labels="row" svg:x="0.32cm" svg:y="0.18cm" svg:width="13.407cm" svg:height="8.64cm">
          <chartooo:coordinate-region svg:x="1.127cm" svg:y="0.379cm" svg:width="12.6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378" chart:label-cell-address="Sheet1.E1:Sheet1.E1" chart:class="chart:line">
            <chart:data-point chart:repeated="1377"/>
          </chart:series>
          <chart:series chart:style-name="ch7" chart:values-cell-range-address="Sheet1.J2:Sheet1.J1378" chart:label-cell-address="Sheet1.J1:Sheet1.J1" chart:class="chart:line">
            <chart:data-point chart:repeated="13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0</text:p>
                <draw:g>
                  <svg:desc>Sheet1.E1:Sheet1.E1</svg:desc>
                </draw:g>
              </table:table-cell>
              <table:table-cell office:value-type="string">
                <text:p>V1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9">
                <text:p>589</text:p>
                <draw:g>
                  <svg:desc>Sheet1.E2:Sheet1.E1378</svg:desc>
                </draw:g>
              </table:table-cell>
              <table:table-cell office:value-type="float" office:value="584">
                <text:p>584</text:p>
                <draw:g>
                  <svg:desc>Sheet1.J2:Sheet1.J13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9">
                <text:p>58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1">
                <text:p>59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">
                <text:p>5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9">
                <text:p>58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0">
                <text:p>59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0">
                <text:p>59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9">
                <text:p>58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6">
                <text:p>58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7">
                <text:p>58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1">
                <text:p>59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9">
                <text:p>58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9">
                <text:p>59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8">
                <text:p>59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0">
                <text:p>5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9">
                <text:p>58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1">
                <text:p>59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0">
                <text:p>5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0">
                <text:p>5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0">
                <text:p>59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9">
                <text:p>58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8">
                <text:p>58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4">
                <text:p>58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8">
                <text:p>58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">
                <text:p>58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1">
                <text:p>58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9">
                <text:p>58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7">
                <text:p>58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1">
                <text:p>59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8">
                <text:p>58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9">
                <text:p>58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8">
                <text:p>58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0">
                <text:p>5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7">
                <text:p>58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7">
                <text:p>58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2">
                <text:p>58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7">
                <text:p>58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9">
                <text:p>58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0">
                <text:p>59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0">
                <text:p>59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0">
                <text:p>5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1">
                <text:p>59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0">
                <text:p>59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0">
                <text:p>59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1">
                <text:p>59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8">
                <text:p>58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0">
                <text:p>5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9">
                <text:p>58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2">
                <text:p>59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1">
                <text:p>5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1">
                <text:p>59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9">
                <text:p>58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">
                <text:p>59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">
                <text:p>59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">
                <text:p>5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3">
                <text:p>59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1">
                <text:p>59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8">
                <text:p>58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1">
                <text:p>59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0">
                <text:p>59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9">
                <text:p>58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0">
                <text:p>5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0">
                <text:p>59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0">
                <text:p>5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1">
                <text:p>59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9">
                <text:p>58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1">
                <text:p>5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0">
                <text:p>5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1">
                <text:p>5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1">
                <text:p>5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8">
                <text:p>59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0">
                <text:p>5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2">
                <text:p>59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0">
                <text:p>59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2">
                <text:p>59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8">
                <text:p>58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8">
                <text:p>59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7">
                <text:p>58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9">
                <text:p>58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7">
                <text:p>58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8">
                <text:p>58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7">
                <text:p>58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2">
                <text:p>59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1">
                <text:p>5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1">
                <text:p>60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1">
                <text:p>5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0">
                <text:p>59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0">
                <text:p>59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9">
                <text:p>59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2">
                <text:p>5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1">
                <text:p>5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1">
                <text:p>5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2">
                <text:p>59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2">
                <text:p>59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1">
                <text:p>5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1">
                <text:p>5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1">
                <text:p>5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0">
                <text:p>5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7">
                <text:p>58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8">
                <text:p>59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1">
                <text:p>59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9">
                <text:p>59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7">
                <text:p>58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88">
                <text:p>58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9">
                <text:p>59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0">
                <text:p>6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2">
                <text:p>5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2">
                <text:p>59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0">
                <text:p>59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7">
                <text:p>59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1">
                <text:p>5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90">
                <text:p>59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0">
                <text:p>59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7">
                <text:p>58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1">
                <text:p>5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3">
                <text:p>59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2">
                <text:p>59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2">
                <text:p>59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1">
                <text:p>59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7">
                <text:p>58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1">
                <text:p>5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00">
                <text:p>6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1">
                <text:p>59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0">
                <text:p>6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1">
                <text:p>5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95">
                <text:p>59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6">
                <text:p>59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1">
                <text:p>59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0">
                <text:p>59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1">
                <text:p>5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0">
                <text:p>6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92">
                <text:p>59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91">
                <text:p>59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92">
                <text:p>59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8">
                <text:p>5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1">
                <text:p>5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5">
                <text:p>5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92">
                <text:p>59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98">
                <text:p>59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7">
                <text:p>58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6">
                <text:p>59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2">
                <text:p>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90">
                <text:p>5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88">
                <text:p>58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5">
                <text:p>59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6">
                <text:p>59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3">
                <text:p>59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0">
                <text:p>59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87">
                <text:p>58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96">
                <text:p>59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97">
                <text:p>59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2">
                <text:p>59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89">
                <text:p>58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97">
                <text:p>59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90">
                <text:p>59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91">
                <text:p>59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91">
                <text:p>5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89">
                <text:p>58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9">
                <text:p>59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99">
                <text:p>59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7">
                <text:p>59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2">
                <text:p>5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94">
                <text:p>59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90">
                <text:p>59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92">
                <text:p>59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03">
                <text:p>60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1">
                <text:p>59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1">
                <text:p>59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1">
                <text:p>59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97">
                <text:p>59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0">
                <text:p>60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1">
                <text:p>60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9">
                <text:p>58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2">
                <text:p>59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2">
                <text:p>60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0">
                <text:p>59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9">
                <text:p>58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2">
                <text:p>59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0">
                <text:p>59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90">
                <text:p>59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4">
                <text:p>5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2">
                <text:p>5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98">
                <text:p>59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92">
                <text:p>59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6">
                <text:p>59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92">
                <text:p>5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2">
                <text:p>5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01">
                <text:p>60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92">
                <text:p>59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1">
                <text:p>59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0">
                <text:p>5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96">
                <text:p>5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1">
                <text:p>59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98">
                <text:p>59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00">
                <text:p>6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94">
                <text:p>5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9">
                <text:p>58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96">
                <text:p>59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2">
                <text:p>59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91">
                <text:p>59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2">
                <text:p>5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92">
                <text:p>59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98">
                <text:p>59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4">
                <text:p>5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98">
                <text:p>59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91">
                <text:p>59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8">
                <text:p>58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7">
                <text:p>59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5">
                <text:p>59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9">
                <text:p>59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97">
                <text:p>59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3">
                <text:p>60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93">
                <text:p>59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96">
                <text:p>59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93">
                <text:p>59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92">
                <text:p>59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91">
                <text:p>59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8">
                <text:p>58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7">
                <text:p>58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3">
                <text:p>59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5">
                <text:p>59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4">
                <text:p>5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97">
                <text:p>59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89">
                <text:p>5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91">
                <text:p>59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96">
                <text:p>59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9">
                <text:p>59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6">
                <text:p>59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3">
                <text:p>59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1">
                <text:p>60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97">
                <text:p>59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95">
                <text:p>59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8">
                <text:p>5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97">
                <text:p>59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93">
                <text:p>59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95">
                <text:p>59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92">
                <text:p>5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8">
                <text:p>59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97">
                <text:p>59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90">
                <text:p>59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93">
                <text:p>59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6">
                <text:p>5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94">
                <text:p>5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92">
                <text:p>59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4">
                <text:p>59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5">
                <text:p>59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95">
                <text:p>5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97">
                <text:p>59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96">
                <text:p>59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91">
                <text:p>59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91">
                <text:p>59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92">
                <text:p>5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96">
                <text:p>59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98">
                <text:p>59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92">
                <text:p>5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91">
                <text:p>59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94">
                <text:p>59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97">
                <text:p>59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92">
                <text:p>59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94">
                <text:p>5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6">
                <text:p>59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3">
                <text:p>59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6">
                <text:p>59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7">
                <text:p>5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5">
                <text:p>59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8">
                <text:p>59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2">
                <text:p>5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5">
                <text:p>5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2">
                <text:p>59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8">
                <text:p>59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5">
                <text:p>5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5">
                <text:p>59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4">
                <text:p>59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8">
                <text:p>59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3">
                <text:p>59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89">
                <text:p>58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93">
                <text:p>59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4">
                <text:p>5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89">
                <text:p>5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96">
                <text:p>5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96">
                <text:p>5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95">
                <text:p>59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02">
                <text:p>6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91">
                <text:p>59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94">
                <text:p>5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95">
                <text:p>59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89">
                <text:p>58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94">
                <text:p>59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91">
                <text:p>59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95">
                <text:p>5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91">
                <text:p>59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92">
                <text:p>59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95">
                <text:p>5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91">
                <text:p>59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97">
                <text:p>59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94">
                <text:p>59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93">
                <text:p>59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95">
                <text:p>5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93">
                <text:p>59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02">
                <text:p>60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92">
                <text:p>59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93">
                <text:p>59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96">
                <text:p>59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00">
                <text:p>60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91">
                <text:p>59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88">
                <text:p>58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93">
                <text:p>59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87">
                <text:p>58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92">
                <text:p>5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95">
                <text:p>59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97">
                <text:p>59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02">
                <text:p>60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92">
                <text:p>59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97">
                <text:p>59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04">
                <text:p>60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97">
                <text:p>59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98">
                <text:p>59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5">
                <text:p>5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97">
                <text:p>59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97">
                <text:p>59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96">
                <text:p>59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88">
                <text:p>58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94">
                <text:p>59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98">
                <text:p>59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92">
                <text:p>59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91">
                <text:p>59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98">
                <text:p>59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91">
                <text:p>59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89">
                <text:p>58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97">
                <text:p>59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94">
                <text:p>59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90">
                <text:p>5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96">
                <text:p>59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95">
                <text:p>5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98">
                <text:p>59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3">
                <text:p>59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92">
                <text:p>59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93">
                <text:p>5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97">
                <text:p>59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96">
                <text:p>59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97">
                <text:p>59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97">
                <text:p>59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00">
                <text:p>60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94">
                <text:p>5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94">
                <text:p>5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97">
                <text:p>59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93">
                <text:p>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91">
                <text:p>59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00">
                <text:p>6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91">
                <text:p>59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94">
                <text:p>59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92">
                <text:p>59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95">
                <text:p>595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97">
                <text:p>59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96">
                <text:p>59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95">
                <text:p>59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92">
                <text:p>5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91">
                <text:p>59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91">
                <text:p>59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89">
                <text:p>58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96">
                <text:p>59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95">
                <text:p>59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01">
                <text:p>60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99">
                <text:p>59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89">
                <text:p>58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98">
                <text:p>59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96">
                <text:p>59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90">
                <text:p>59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97">
                <text:p>59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85">
                <text:p>58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97">
                <text:p>59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98">
                <text:p>59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99">
                <text:p>59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96">
                <text:p>59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91">
                <text:p>59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96">
                <text:p>59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92">
                <text:p>59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89">
                <text:p>58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92">
                <text:p>59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93">
                <text:p>59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91">
                <text:p>59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93">
                <text:p>59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9">
                <text:p>59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2">
                <text:p>59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89">
                <text:p>58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90">
                <text:p>59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7">
                <text:p>59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6">
                <text:p>59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97">
                <text:p>59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96">
                <text:p>59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98">
                <text:p>59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96">
                <text:p>59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96">
                <text:p>59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96">
                <text:p>59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92">
                <text:p>59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94">
                <text:p>59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89">
                <text:p>58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97">
                <text:p>59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92">
                <text:p>59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01">
                <text:p>60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88">
                <text:p>58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94">
                <text:p>5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96">
                <text:p>59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93">
                <text:p>59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91">
                <text:p>59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95">
                <text:p>5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95">
                <text:p>59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96">
                <text:p>59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88">
                <text:p>58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91">
                <text:p>59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95">
                <text:p>59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97">
                <text:p>59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97">
                <text:p>59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91">
                <text:p>59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94">
                <text:p>5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93">
                <text:p>59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96">
                <text:p>59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92">
                <text:p>59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96">
                <text:p>59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95">
                <text:p>5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93">
                <text:p>59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99">
                <text:p>59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95">
                <text:p>59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93">
                <text:p>59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92">
                <text:p>59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94">
                <text:p>59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98">
                <text:p>59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95">
                <text:p>59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93">
                <text:p>59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97">
                <text:p>59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94">
                <text:p>5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95">
                <text:p>59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97">
                <text:p>59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6">
                <text:p>59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94">
                <text:p>59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91">
                <text:p>59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93">
                <text:p>59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93">
                <text:p>59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92">
                <text:p>59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94">
                <text:p>5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95">
                <text:p>59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94">
                <text:p>5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94">
                <text:p>59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94">
                <text:p>5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92">
                <text:p>59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96">
                <text:p>59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99">
                <text:p>59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95">
                <text:p>59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96">
                <text:p>59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93">
                <text:p>59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96">
                <text:p>59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97">
                <text:p>59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97">
                <text:p>59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93">
                <text:p>59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94">
                <text:p>5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97">
                <text:p>59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95">
                <text:p>59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97">
                <text:p>59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01">
                <text:p>60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94">
                <text:p>59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5">
                <text:p>59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96">
                <text:p>59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94">
                <text:p>5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96">
                <text:p>59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96">
                <text:p>59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93">
                <text:p>59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96">
                <text:p>59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92">
                <text:p>59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89">
                <text:p>58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97">
                <text:p>59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96">
                <text:p>59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95">
                <text:p>59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95">
                <text:p>59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95">
                <text:p>59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97">
                <text:p>59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95">
                <text:p>59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98">
                <text:p>59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96">
                <text:p>59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87">
                <text:p>58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92">
                <text:p>59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92">
                <text:p>59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97">
                <text:p>59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96">
                <text:p>59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92">
                <text:p>59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92">
                <text:p>59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93">
                <text:p>59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95">
                <text:p>59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94">
                <text:p>59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97">
                <text:p>59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95">
                <text:p>59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91">
                <text:p>59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94">
                <text:p>59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91">
                <text:p>59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95">
                <text:p>5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98">
                <text:p>59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96">
                <text:p>59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95">
                <text:p>59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92">
                <text:p>59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93">
                <text:p>59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97">
                <text:p>59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95">
                <text:p>59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87">
                <text:p>58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96">
                <text:p>59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90">
                <text:p>5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90">
                <text:p>59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95">
                <text:p>5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99">
                <text:p>59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94">
                <text:p>59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93">
                <text:p>59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95">
                <text:p>59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93">
                <text:p>59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97">
                <text:p>59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96">
                <text:p>59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98">
                <text:p>59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94">
                <text:p>59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92">
                <text:p>59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90">
                <text:p>59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98">
                <text:p>59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97">
                <text:p>59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98">
                <text:p>59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91">
                <text:p>59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97">
                <text:p>59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95">
                <text:p>5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89">
                <text:p>58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98">
                <text:p>59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92">
                <text:p>59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96">
                <text:p>59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95">
                <text:p>59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93">
                <text:p>59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96">
                <text:p>59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92">
                <text:p>59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95">
                <text:p>59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96">
                <text:p>59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97">
                <text:p>59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97">
                <text:p>59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96">
                <text:p>59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96">
                <text:p>59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93">
                <text:p>59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91">
                <text:p>59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97">
                <text:p>59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95">
                <text:p>59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00">
                <text:p>60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02">
                <text:p>60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97">
                <text:p>59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90">
                <text:p>5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91">
                <text:p>59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94">
                <text:p>59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98">
                <text:p>59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92">
                <text:p>59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99">
                <text:p>59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96">
                <text:p>59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97">
                <text:p>59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05">
                <text:p>60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91">
                <text:p>59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95">
                <text:p>59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97">
                <text:p>59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98">
                <text:p>59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96">
                <text:p>59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97">
                <text:p>59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8">
                <text:p>59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7">
                <text:p>59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6">
                <text:p>59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1">
                <text:p>59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8">
                <text:p>59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8">
                <text:p>59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5">
                <text:p>59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02">
                <text:p>60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7">
                <text:p>59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92">
                <text:p>59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94">
                <text:p>59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93">
                <text:p>59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98">
                <text:p>59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97">
                <text:p>59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94">
                <text:p>59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94">
                <text:p>59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96">
                <text:p>59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94">
                <text:p>59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95">
                <text:p>59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05">
                <text:p>60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97">
                <text:p>59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91">
                <text:p>59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98">
                <text:p>59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91">
                <text:p>5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98">
                <text:p>59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96">
                <text:p>59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96">
                <text:p>59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98">
                <text:p>59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98">
                <text:p>59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97">
                <text:p>59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97">
                <text:p>59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98">
                <text:p>59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00">
                <text:p>6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98">
                <text:p>59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00">
                <text:p>60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00">
                <text:p>60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99">
                <text:p>59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06">
                <text:p>60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598">
                <text:p>59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97">
                <text:p>59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96">
                <text:p>59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01">
                <text:p>60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93">
                <text:p>59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98">
                <text:p>59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97">
                <text:p>59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97">
                <text:p>59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95">
                <text:p>59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596">
                <text:p>59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97">
                <text:p>59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00">
                <text:p>6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98">
                <text:p>59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99">
                <text:p>59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98">
                <text:p>59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590">
                <text:p>59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97">
                <text:p>59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593">
                <text:p>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596">
                <text:p>59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93">
                <text:p>59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98">
                <text:p>59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98">
                <text:p>59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00">
                <text:p>6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97">
                <text:p>59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8">
                <text:p>59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91">
                <text:p>59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95">
                <text:p>59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97">
                <text:p>59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95">
                <text:p>59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02">
                <text:p>60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97">
                <text:p>59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97">
                <text:p>59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97">
                <text:p>59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97">
                <text:p>59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02">
                <text:p>60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90">
                <text:p>5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96">
                <text:p>59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96">
                <text:p>59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95">
                <text:p>59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97">
                <text:p>59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94">
                <text:p>5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94">
                <text:p>59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04">
                <text:p>60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96">
                <text:p>59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04">
                <text:p>60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92">
                <text:p>5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95">
                <text:p>59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97">
                <text:p>59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93">
                <text:p>59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00">
                <text:p>6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04">
                <text:p>60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97">
                <text:p>59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98">
                <text:p>59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5">
                <text:p>59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99">
                <text:p>59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00">
                <text:p>6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97">
                <text:p>59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98">
                <text:p>59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99">
                <text:p>59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99">
                <text:p>59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98">
                <text:p>59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03">
                <text:p>60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97">
                <text:p>59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99">
                <text:p>59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00">
                <text:p>6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99">
                <text:p>59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98">
                <text:p>59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597">
                <text:p>59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99">
                <text:p>59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98">
                <text:p>59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97">
                <text:p>59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96">
                <text:p>59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8">
                <text:p>59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97">
                <text:p>59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98">
                <text:p>59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00">
                <text:p>6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98">
                <text:p>59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99">
                <text:p>59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96">
                <text:p>59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97">
                <text:p>59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97">
                <text:p>59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96">
                <text:p>59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98">
                <text:p>59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01">
                <text:p>60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97">
                <text:p>59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95">
                <text:p>5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98">
                <text:p>59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00">
                <text:p>6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98">
                <text:p>598</text:p>
              </table:table-cell>
              <table:table-cell office:value-type="float" office:value="590">
                <text:p>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